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2" table:number-columns-repeated="3" table:default-cell-style-name="ce8"/>
        <table:table-column table:style-name="co2" table:default-cell-style-name="ce10"/>
        <table:table-column table:style-name="co2" table:number-columns-repeated="1018" table:default-cell-style-name="Default"/>
        <table:table-row table:style-name="ro3">
          <table:table-cell table:style-name="ce1"/>
          <table:table-cell/>
          <table:table-cell table:style-name="ce1" office:value-type="string" calcext:value-type="string">
            <text:p>Gesing</text:p>
          </table:table-cell>
          <table:table-cell table:style-name="ce1" office:value-type="string" calcext:value-type="string">
            <text:p>Papke</text:p>
          </table:table-cell>
          <table:table-cell table:style-name="ce1" office:value-type="string" calcext:value-type="string">
            <text:p>Stanz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date" office:date-value="2017-03-02" calcext:value-type="date">
            <text:p>02.03.17</text:p>
          </table:table-cell>
          <table:table-cell table:style-name="ce5" office:value-type="string" calcext:value-type="string">
            <text:p>Term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formula="of:=SUM([.C2:.E2])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office:value-type="date" office:date-value="2017-03-02" calcext:value-type="date">
            <text:p>02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C3:.E3])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3" calcext:value-type="date">
            <text:p>03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formula="of:=SUM([.C4:.E4])" office:value-type="float" office:value="36" calcext:value-type="float">
            <text:p>36</text:p>
          </table:table-cell>
          <table:table-cell table:style-name="ce11" table:number-columns-repeated="1018"/>
        </table:table-row>
        <table:table-row table:style-name="ro3">
          <table:table-cell office:value-type="date" office:date-value="2017-03-03" calcext:value-type="date">
            <text:p>03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C5:.E5])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17-03-06" calcext:value-type="date">
            <text:p>06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office:value-type="date" office:date-value="2017-03-06" calcext:value-type="date">
            <text:p>06.03.17</text:p>
          </table:table-cell>
          <table:table-cell office:value-type="string" calcext:value-type="string">
            <text:p>Anruf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C8:.E8])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7" calcext:value-type="date">
            <text:p>07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" calcext:value-type="float">
            <text:p>22</text:p>
          </table:table-cell>
          <table:table-cell table:formula="of:=SUM([.C9:.E9])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office:value-type="date" office:date-value="2017-03-07" calcext:value-type="date">
            <text:p>07.03.17</text:p>
          </table:table-cell>
          <table:table-cell office:value-type="string" calcext:value-type="string">
            <text:p>Anruf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SUM([.C10:.E10])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8" calcext:value-type="date">
            <text:p>08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formula="of:=SUM([.C11:.E11])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office:value-type="date" office:date-value="2017-03-08" calcext:value-type="date">
            <text:p>08.03.17</text:p>
          </table:table-cell>
          <table:table-cell office:value-type="string" calcext:value-type="string">
            <text:p>Anru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[.C12:.E12])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09" calcext:value-type="date">
            <text:p>09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formula="of:=SUM([.C13:.E13])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office:value-type="date" office:date-value="2017-03-09" calcext:value-type="date">
            <text:p>09.03.17</text:p>
          </table:table-cell>
          <table:table-cell office:value-type="string" calcext:value-type="string">
            <text:p>Anruf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C14:.E14])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0" calcext:value-type="date">
            <text:p>10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" calcext:value-type="float">
            <text:p>18</text:p>
          </table:table-cell>
          <table:table-cell table:formula="of:=SUM([.C15:.E15])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office:value-type="date" office:date-value="2017-03-10" calcext:value-type="date">
            <text:p>10.03.17</text:p>
          </table:table-cell>
          <table:table-cell office:value-type="string" calcext:value-type="string">
            <text:p>Anruf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SUM([.C16:.E16])"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date" office:date-value="2017-03-13" calcext:value-type="date">
            <text:p>13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9" calcext:value-type="float">
            <text:p>29</text:p>
          </table:table-cell>
          <table:table-cell table:formula="of:=SUM([.C18:.E18])" office:value-type="float" office:value="69" calcext:value-type="float">
            <text:p>69</text:p>
          </table:table-cell>
          <table:table-cell table:number-columns-repeated="1018"/>
        </table:table-row>
        <table:table-row table:style-name="ro3">
          <table:table-cell office:value-type="date" office:date-value="2017-03-13" calcext:value-type="date">
            <text:p>13.03.17</text:p>
          </table:table-cell>
          <table:table-cell office:value-type="string" calcext:value-type="string">
            <text:p>Anruf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SUM([.C19:.E19])" office:value-type="float" office:value="62" calcext:value-type="float">
            <text:p>62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4" calcext:value-type="date">
            <text:p>14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8" calcext:value-type="float">
            <text:p>28</text:p>
          </table:table-cell>
          <table:table-cell table:formula="of:=SUM([.C20:.E20])"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office:value-type="date" office:date-value="2017-03-14" calcext:value-type="date">
            <text:p>14.03.17</text:p>
          </table:table-cell>
          <table:table-cell office:value-type="string" calcext:value-type="string">
            <text:p>Anruf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SUM([.C21:.E21])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5" calcext:value-type="date">
            <text:p>15.03.17</text:p>
          </table:table-cell>
          <table:table-cell table:style-name="ce6" office:value-type="string" calcext:value-type="string">
            <text:p>Termi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5" calcext:value-type="float">
            <text:p>15</text:p>
          </table:table-cell>
          <table:table-cell table:formula="of:=SUM([.C22:.E22])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office:value-type="date" office:date-value="2017-03-15" calcext:value-type="date">
            <text:p>15.03.17</text:p>
          </table:table-cell>
          <table:table-cell office:value-type="string" calcext:value-type="string">
            <text:p>Anruf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SUM([.C23:.E23])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6" calcext:value-type="date">
            <text:p>16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4:.E2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date" office:date-value="2017-03-16" calcext:value-type="date">
            <text:p>16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5:.E2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7" calcext:value-type="date">
            <text:p>17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6:.E26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date" office:date-value="2017-03-17" calcext:value-type="date">
            <text:p>17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7:.E2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8" calcext:value-type="date">
            <text:p>18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28:.E28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date" office:date-value="2017-03-18" calcext:value-type="date">
            <text:p>18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29:.E29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19" calcext:value-type="date">
            <text:p>19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0:.E30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date" office:date-value="2017-03-19" calcext:value-type="date">
            <text:p>19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1:.E31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0" calcext:value-type="date">
            <text:p>20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2:.E32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date" office:date-value="2017-03-20" calcext:value-type="date">
            <text:p>20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3:.E33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7-03-21" calcext:value-type="date">
            <text:p>21.03.17</text:p>
          </table:table-cell>
          <table:table-cell table:style-name="ce6" office:value-type="string" calcext:value-type="string">
            <text:p>Termin</text:p>
          </table:table-cell>
          <table:table-cell table:style-name="ce9" table:number-columns-repeated="3"/>
          <table:table-cell table:formula="of:=SUM([.C34:.E3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date" office:date-value="2017-03-21" calcext:value-type="date">
            <text:p>21.03.17</text:p>
          </table:table-cell>
          <table:table-cell office:value-type="string" calcext:value-type="string">
            <text:p>Anruf</text:p>
          </table:table-cell>
          <table:table-cell table:number-columns-repeated="3"/>
          <table:table-cell table:formula="of:=SUM([.C35:.E35])" office:value-type="float" office:value="0" calcext:value-type="float">
            <text:p>0</text:p>
          </table:table-cell>
          <table:table-cell table:number-columns-repeated="1018"/>
        </table:table-row>
        <table:table-row table:style-name="ro3" table:number-rows-repeated="2">
          <table:table-cell table:style-name="ce4"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table:number-columns-repeated="2"/>
          <table:table-cell table:style-name="Default" table:number-columns-repeated="4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9:30:47.2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37S</meta:editing-duration>
    <meta:editing-cycles>13</meta:editing-cycles>
    <meta:generator>LibreOffice/5.2.5.1$Windows_x86 LibreOffice_project/0312e1a284a7d50ca85a365c316c7abbf20a4d22</meta:generator>
    <dc:date>2017-03-15T19:34:56.479000000</dc:date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